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5dadb" officeooo:paragraph-rsid="0015dadb"/>
    </style:style>
    <style:style style:name="P2" style:family="paragraph" style:parent-style-name="Standard">
      <style:text-properties officeooo:paragraph-rsid="0020af82"/>
    </style:style>
    <style:style style:name="P3" style:family="paragraph" style:parent-style-name="Standard">
      <style:text-properties officeooo:rsid="00220bb0" officeooo:paragraph-rsid="00220bb0"/>
    </style:style>
    <style:style style:name="P4" style:family="paragraph" style:parent-style-name="Standard">
      <style:text-properties officeooo:rsid="0020af82" officeooo:paragraph-rsid="00235aa8"/>
    </style:style>
    <style:style style:name="P5" style:family="paragraph" style:parent-style-name="Standard">
      <style:text-properties fo:font-weight="normal" officeooo:rsid="0020af82" officeooo:paragraph-rsid="00242746" style:font-weight-asian="normal" style:font-weight-complex="normal"/>
    </style:style>
    <style:style style:name="P6" style:family="paragraph" style:parent-style-name="Standard">
      <style:text-properties officeooo:rsid="0015dadb" officeooo:paragraph-rsid="00253211"/>
    </style:style>
    <style:style style:name="P7" style:family="paragraph" style:parent-style-name="Standard">
      <style:text-properties officeooo:rsid="00220bb0" officeooo:paragraph-rsid="00253211"/>
    </style:style>
    <style:style style:name="P8" style:family="paragraph" style:parent-style-name="Standard">
      <style:text-properties officeooo:paragraph-rsid="00253211"/>
    </style:style>
    <style:style style:name="T1" style:family="text">
      <style:text-properties officeooo:rsid="0020af82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20af82" style:font-weight-asian="bold" style:font-weight-complex="bold"/>
    </style:style>
    <style:style style:name="T4" style:family="text">
      <style:text-properties fo:font-weight="bold" officeooo:rsid="001c14c9" style:font-weight-asian="bold" style:font-weight-complex="bold"/>
    </style:style>
    <style:style style:name="T5" style:family="text">
      <style:text-properties fo:font-weight="bold" officeooo:rsid="0023a778" style:font-weight-asian="bold" style:font-weight-complex="bold"/>
    </style:style>
    <style:style style:name="T6" style:family="text">
      <style:text-properties fo:font-weight="bold" officeooo:rsid="00220bb0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20af82" style:font-weight-asian="normal" style:font-weight-complex="normal"/>
    </style:style>
    <style:style style:name="T9" style:family="text">
      <style:text-properties fo:font-weight="normal" officeooo:rsid="00253211" style:font-weight-asian="normal" style:font-weight-complex="normal"/>
    </style:style>
    <style:style style:name="T10" style:family="text">
      <style:text-properties officeooo:rsid="00239083"/>
    </style:style>
    <style:style style:name="T11" style:family="text">
      <style:text-properties officeooo:rsid="00220bb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*****</text:p>
      <text:p text:style-name="P8">*<text:span text:style-name="T1">На путь </text:span><text:span text:style-name="T4">Nightfall's Kaleido</text:span><text:span text:style-name="T1"> встаёт </text:span><text:span text:style-name="T3">Sunbolt</text:span>*</text:p>
      <text:p text:style-name="P8"><text:span text:style-name="T4">Nightfall's Kaleido</text:span><text:span text:style-name="T1">: </text:span>Get out of my way!</text:p>
      <text:p text:style-name="P8"><text:span text:style-name="T3">Sunbolt: </text:span><text:span text:style-name="T8">Inti is wrong. </text:span><text:span text:style-name="T9">Opple</text:span><text:span text:style-name="T8"> is not darkness cloaked in light!</text:span></text:p>
      <text:p text:style-name="P8"><text:span text:style-name="T4">Nightfall's Kaleido</text:span><text:span text:style-name="T8">: </text:span>Who<text:span text:style-name="T8">?</text:span></text:p>
      <text:p text:style-name="P8"><text:span text:style-name="T8">*</text:span><text:span text:style-name="T3">Sunbolt </text:span><text:span text:style-name="T8">встаёт в боевую стойку и они оба сражаются не сказав больше ничего. </text:span><text:span text:style-name="T3">Sunbolt</text:span><text:span text:style-name="T8"> одерживает победу*</text:span></text:p>
      <text:p text:style-name="P8">*****</text:p>
      <text:p text:style-name="P6">Оппл на высоком холме сидит и смотрит на Луну.</text:p>
      <text:p text:style-name="P7">К нему подходит <text:span text:style-name="T2">Sunbolt</text:span> в саддинах и искрящимся артефактом.</text:p>
      <text:p text:style-name="P8"><text:span text:style-name="T6">Оппл</text:span><text:span text:style-name="T11">: </text:span>You<text:span text:style-name="T11">…</text:span></text:p>
      <text:p text:style-name="P8"><text:span text:style-name="T6">Sunbolt: </text:span><text:span text:style-name="T7">I ran into a changeling fugitive... hiding in a cave.</text:span></text:p>
      <text:p text:style-name="P8">*****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6T21:48:16.239187112</meta:creation-date>
    <meta:generator>LibreOffice/24.2.7.2$Linux_X86_64 LibreOffice_project/420$Build-2</meta:generator>
    <dc:date>2026-02-16T20:22:35.869392223</dc:date>
    <meta:editing-duration>PT23M51S</meta:editing-duration>
    <meta:editing-cycles>20</meta:editing-cycles>
    <meta:document-statistic meta:table-count="0" meta:image-count="0" meta:object-count="0" meta:page-count="1" meta:paragraph-count="12" meta:word-count="77" meta:character-count="466" meta:non-whitespace-character-count="401"/>
  </office:meta>
</office:document-meta>
</file>